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language-asian="ja" style:country-asian="JP"/>
    </style:style>
    <style:style style:name="T21" style:family="text">
      <style:text-properties style:use-window-font-color="true" style:text-underline-style="none" style:language-asian="zh" style:country-asian="TW"/>
    </style:style>
    <style:style style:name="T22" style:family="text">
      <style:text-properties style:use-window-font-color="true" style:font-name="Courier New1" style:text-underline-style="none" style:language-asian="zh" style:country-asian="TW"/>
    </style:style>
    <style:style style:name="T23" style:family="text">
      <style:text-properties style:use-window-font-color="true" style:text-underline-style="none" style:language-asian="zh" style:country-asian="TW"/>
    </style:style>
    <style:style style:name="T24" style:family="text">
      <style:text-properties style:language-asian="zh" style:country-asian="TW"/>
    </style:style>
    <style:style style:name="T25"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
      <text:p text:style-name="P4">The Quick Start Guide</text:p>
      <text:p text:style-name="P5">Version 3.0.3</text:p>
      <text:p text:style-name="P6">Januar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a xlink:type="simple" xlink:href="" text:style-name="Internet_20_link"><text:span text:style-name="T3">Installer for Windows:</text:span></text:a><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3.tar.gz</text:p>
            <text:p text:style-name="P24">zk-bin-std-3.0.3.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3.tar.gz</text:p>
            <text:p text:style-name="P24">zk-bin-prof-3.0.3.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3.tar.gz</text:p>
            <text:p text:style-name="P24">zk-bin-3.0.3.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3.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3.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3.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3.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3.zip</text:span> or <text:span text:style-name="T8">zk-bin-3.0.3.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3.zip</text:span> or <text:span text:style-name="T8">zk-bin-3.0.3.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3.zip</text:span> or <text:span text:style-name="T8">zk-bin-3.0.3.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a xlink:type="simple" xlink:href="" text:style-name="Internet_20_link"><text:span text:style-name="T18"> depending on the configuration of your Web server. </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3.zip</text:span> or <text:span text:style-name="T8">zk-bin-3.0.3.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1"> </text:span></text:a><text:a xlink:type="simple" xlink:href="http://localhost/zkdemo/userguide"><text:span text:style-name="T22">http://localhost:8080/zkdemo/userguide</text:span></text:a><text:a xlink:type="simple" xlink:href="http://localhost/zkdemo/userguide"><text:span text:style-name="T21">,</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3.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4</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4">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4">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4">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3.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3.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5">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1-29T14:31:12</dc:date>
    <dc:language>en-US</dc:language>
    <meta:editing-cycles>1080</meta:editing-cycles>
    <meta:editing-duration>P3DT23H11M32S</meta:editing-duration>
    <meta:user-defined meta:name="Info 1"/>
    <meta:user-defined meta:name="Info 2"/>
    <meta:user-defined meta:name="Info 3"/>
    <meta:user-defined meta:name="Info 4"/>
    <meta:document-statistic meta:table-count="5" meta:image-count="2" meta:object-count="0" meta:page-count="16" meta:paragraph-count="309" meta:word-count="2581" meta:character-count="16270"/>
  </office:meta>
</office:document-meta>
</file>